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52525" draw:fill-color="#ffffff" draw:textarea-horizontal-align="justify" draw:textarea-vertical-align="middle" draw:auto-grow-height="false" fo:min-height="6.735cm" fo:min-width="20.066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9.856cm"/>
    </style:style>
    <style:style style:name="gr3" style:family="graphic" style:parent-style-name="standard">
      <style:graphic-properties svg:stroke-color="#252525" draw:fill-color="#ffffff" draw:textarea-horizontal-align="justify" draw:textarea-vertical-align="middle" draw:auto-grow-height="false" fo:min-height="1.02cm" fo:min-width="2.286cm"/>
    </style:style>
    <style:style style:name="gr4" style:family="graphic" style:parent-style-name="standard">
      <style:graphic-properties svg:stroke-color="#f79448" draw:fill-color="#fcc79b" draw:textarea-horizontal-align="justify" draw:textarea-vertical-align="middle" draw:auto-grow-height="false" fo:min-height="1.02cm" fo:min-width="1.27cm"/>
    </style:style>
    <style:style style:name="gr5" style:family="graphic" style:parent-style-name="objectwithoutfill">
      <style:graphic-properties svg:stroke-color="#252525" draw:marker-end="Arrow" draw:marker-end-width="0.3cm" draw:fill="none" draw:fill-color="#ffffff" draw:textarea-vertical-align="middle"/>
    </style:style>
    <style:style style:name="gr6" style:family="graphic" style:parent-style-name="standard">
      <style:graphic-properties svg:stroke-color="#5c2d91" draw:fill-color="#c7a0cb" draw:textarea-horizontal-align="justify" draw:textarea-vertical-align="middle" draw:auto-grow-height="false" fo:min-height="1.02cm" fo:min-width="2.286cm"/>
    </style:style>
    <style:style style:name="gr7" style:family="graphic" style:parent-style-name="standard">
      <style:graphic-properties svg:stroke-color="#5c2d91" draw:fill-color="#c7a0cb" draw:textarea-horizontal-align="justify" draw:textarea-vertical-align="middle" draw:auto-grow-height="false" fo:min-height="1.02cm" fo:min-width="1.27cm"/>
    </style:style>
    <style:style style:name="gr8" style:family="graphic" style:parent-style-name="standard">
      <style:graphic-properties svg:stroke-color="#009353" draw:fill-color="#c2e0ae" draw:textarea-horizontal-align="justify" draw:textarea-vertical-align="middle" draw:auto-grow-height="false" fo:min-height="1.02cm" fo:min-width="4.82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cc79b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c7a0cb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c2e0a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6.985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11cm" svg:height="1.27cm" svg:x="0.718cm" svg:y="0.854cm">
          <text:p text:style-name="P2"><text:span text:style-name="T1">Ethe</text:span><text:span text:style-name="T1">rnet </text:span><text:span text:style-name="T1">Fra</text:span><text:span text:style-name="T1">me </text:span><text:span text:style-name="T1">PDU </text:span><text:span text:style-name="T1">Mak</text:span><text:span text:style-name="T1">eup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xml:id="id1" draw:id="id1" draw:layer="layout" svg:width="2.54cm" svg:height="1.27cm" svg:x="14.351cm" svg:y="2.54cm">
            <text:p text:style-name="P2"><text:span text:style-name="T2">Data</text:span><text:span text:style-name="T2"><text:line-break/></text:span><text:span text:style-name="T2">Paylo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1.524cm" svg:height="1.27cm" svg:x="18.161cm" svg:y="5.08cm">
            <text:p text:style-name="P4">Foot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3" draw:id="id3" draw:layer="layout" svg:width="2.54cm" svg:height="1.27cm" svg:x="6.223cm" svg:y="2.54cm">
            <text:p text:style-name="P2">Frame</text:p>
            <text:p text:style-name="P2">Header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15.621cm" svg:y1="3.81cm" svg:x2="15.621cm" svg:y2="5.08cm" draw:start-shape="id1" draw:end-shape="id2" svg:d="M15621 3810v1270" svg:viewBox="0 0 1 1271">
            <text:p/>
          </draw:connector>
          <draw:connector draw:style-name="gr5" draw:text-style-name="P6" draw:layer="layout" draw:type="line" svg:x1="7.493cm" svg:y1="3.81cm" svg:x2="7.493cm" svg:y2="5.08cm" draw:start-shape="id3" draw:end-shape="id4" draw:end-glue-point="0" svg:d="M7493 3810v1270" svg:viewBox="0 0 1 1271">
            <text:p/>
          </draw:connector>
          <draw:g xml:id="id4" draw:id="id4">
            <draw:custom-shape draw:style-name="gr6" draw:text-style-name="P7" draw:layer="layout" svg:width="2.54cm" svg:height="1.27cm" svg:x="1.905cm" svg:y="5.08cm">
              <text:p text:style-name="P4">Destination<text:line-break/>MAC 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7" draw:layer="layout" svg:width="2.54cm" svg:height="1.27cm" svg:x="4.445cm" svg:y="5.08cm">
              <text:p text:style-name="P4">Source<text:line-break/>MAC Addre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layout" svg:width="1.524cm" svg:height="1.27cm" svg:x="6.985cm" svg:y="5.08cm">
              <text:p text:style-name="P4">Length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layout" svg:width="1.524cm" svg:height="1.27cm" svg:x="10.033cm" svg:y="5.08cm">
              <text:p text:style-name="P4">SSAP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layout" svg:width="1.524cm" svg:height="1.27cm" svg:x="11.557cm" svg:y="5.08cm">
              <text:p text:style-name="P4">Control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" draw:text-style-name="P8" xml:id="id2" draw:id="id2" draw:layer="layout" svg:width="5.08cm" svg:height="1.27cm" svg:x="13.081cm" svg:y="5.08cm">
            <text:p text:style-name="P4">Dat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54cm" svg:height="1.27cm" svg:x="17.653cm" svg:y="2.54cm">
            <text:p text:style-name="P2"><text:span text:style-name="T2">Frame</text:span></text:p>
            <text:p text:style-name="P2"><text:span text:style-name="T2">Foo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1.524cm" svg:height="1.27cm" svg:x="8.509cm" svg:y="5.08cm">
            <text:p text:style-name="P4">DSAP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6" draw:layer="layout" draw:type="line" svg:x1="18.923cm" svg:y1="3.81cm" svg:x2="18.923cm" svg:y2="5.08cm" svg:d="M18923 3810v1270" svg:viewBox="0 0 1 127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Rounded_20_large_20_Arrow" draw:marker-end-width="0.2cm" draw:marker-end-center="false" draw:fill="solid" draw:fill-color="#729fcf" draw:textarea-horizontal-align="justify" fo:padding-top="0.125cm" fo:padding-bottom="0.125cm" fo:padding-left="0.127cm" fo:padding-right="0.127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Line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8.2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6T13:30:01.164824708</meta:creation-date>
    <meta:editing-duration>PT46M1S</meta:editing-duration>
    <meta:editing-cycles>9</meta:editing-cycles>
    <meta:generator>LibreOffice/6.0.7.3$Linux_X86_64 LibreOffice_project/00m0$Build-3</meta:generator>
    <dc:date>2021-04-14T14:13:25.342877235</dc:date>
    <meta:document-statistic meta:object-count="18"/>
  </office:meta>
</office:document-meta>
</file>